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put Net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Output Net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Total Length</text:p>
          </table:table-cell>
          <table:table-cell/>
          <table:table-cell office:value-type="string" calcext:value-type="string">
            <text:p>Input Net Target Lengt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1_N</text:p>
          </table:table-cell>
          <table:table-cell office:value-type="float" office:value="40.2025" calcext:value-type="float">
            <text:p>40.2025</text:p>
          </table:table-cell>
          <table:table-cell/>
          <table:table-cell office:value-type="string" calcext:value-type="string">
            <text:p>1/OUT_N</text:p>
          </table:table-cell>
          <table:table-cell office:value-type="float" office:value="10.1266" calcext:value-type="float">
            <text:p>10.1266</text:p>
          </table:table-cell>
          <table:table-cell/>
          <table:table-cell table:formula="of:=[.E3]+[.B3]" office:value-type="float" office:value="50.3291" calcext:value-type="float">
            <text:p>50.3291</text:p>
          </table:table-cell>
          <table:table-cell/>
          <table:table-cell table:formula="of:=[.G15]-[.E3]" office:value-type="float" office:value="63.8937" calcext:value-type="float">
            <text:p>63.8937</text:p>
          </table:table-cell>
          <table:table-cell/>
          <table:table-cell office:value-type="float" office:value="63.8716" calcext:value-type="float">
            <text:p>63.8716</text:p>
          </table:table-cell>
        </table:table-row>
        <table:table-row table:style-name="ro1">
          <table:table-cell office:value-type="string" calcext:value-type="string">
            <text:p>CH1_P</text:p>
          </table:table-cell>
          <table:table-cell office:value-type="float" office:value="40.6287" calcext:value-type="float">
            <text:p>40.6287</text:p>
          </table:table-cell>
          <table:table-cell/>
          <table:table-cell office:value-type="string" calcext:value-type="string">
            <text:p>1/OUT_P</text:p>
          </table:table-cell>
          <table:table-cell office:value-type="float" office:value="9.9265" calcext:value-type="float">
            <text:p>9.9265</text:p>
          </table:table-cell>
          <table:table-cell/>
          <table:table-cell table:formula="of:=[.E4]+[.B4]" office:value-type="float" office:value="50.5552" calcext:value-type="float">
            <text:p>50.5552</text:p>
          </table:table-cell>
          <table:table-cell/>
          <table:table-cell table:formula="of:=[.G15]-[.E4]" office:value-type="float" office:value="64.0938" calcext:value-type="float">
            <text:p>64.0938</text:p>
          </table:table-cell>
          <table:table-cell/>
          <table:table-cell office:value-type="float" office:value="64.0511" calcext:value-type="float">
            <text:p>64.05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2_N</text:p>
          </table:table-cell>
          <table:table-cell office:value-type="float" office:value="39.9981" calcext:value-type="float">
            <text:p>39.9981</text:p>
          </table:table-cell>
          <table:table-cell/>
          <table:table-cell office:value-type="string" calcext:value-type="string">
            <text:p>2/OUT_N</text:p>
          </table:table-cell>
          <table:table-cell office:value-type="float" office:value="5.8623" calcext:value-type="float">
            <text:p>5.8623</text:p>
          </table:table-cell>
          <table:table-cell/>
          <table:table-cell table:formula="of:=[.E6]+[.B6]" office:value-type="float" office:value="45.8604" calcext:value-type="float">
            <text:p>45.8604</text:p>
          </table:table-cell>
          <table:table-cell/>
          <table:table-cell table:formula="of:=[.G15]-[.E6]" office:value-type="float" office:value="68.158" calcext:value-type="float">
            <text:p>68.158</text:p>
          </table:table-cell>
          <table:table-cell/>
          <table:table-cell office:value-type="float" office:value="68.1627" calcext:value-type="float">
            <text:p>68.1627</text:p>
          </table:table-cell>
        </table:table-row>
        <table:table-row table:style-name="ro1">
          <table:table-cell office:value-type="string" calcext:value-type="string">
            <text:p>CH2_P</text:p>
          </table:table-cell>
          <table:table-cell office:value-type="float" office:value="40.4224" calcext:value-type="float">
            <text:p>40.4224</text:p>
          </table:table-cell>
          <table:table-cell/>
          <table:table-cell office:value-type="string" calcext:value-type="string">
            <text:p>2/OUT_P</text:p>
          </table:table-cell>
          <table:table-cell office:value-type="float" office:value="5.861" calcext:value-type="float">
            <text:p>5.861</text:p>
          </table:table-cell>
          <table:table-cell/>
          <table:table-cell table:formula="of:=[.E7]+[.B7]" office:value-type="float" office:value="46.2834" calcext:value-type="float">
            <text:p>46.2834</text:p>
          </table:table-cell>
          <table:table-cell/>
          <table:table-cell table:formula="of:=[.G15]-[.E7]" office:value-type="float" office:value="68.1593" calcext:value-type="float">
            <text:p>68.1593</text:p>
          </table:table-cell>
          <table:table-cell/>
          <table:table-cell office:value-type="float" office:value="68.1627" calcext:value-type="float">
            <text:p>68.16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3_N</text:p>
          </table:table-cell>
          <table:table-cell office:value-type="float" office:value="63.788" calcext:value-type="float">
            <text:p>63.788</text:p>
          </table:table-cell>
          <table:table-cell/>
          <table:table-cell office:value-type="string" calcext:value-type="string">
            <text:p>3/OUT_N</text:p>
          </table:table-cell>
          <table:table-cell office:value-type="float" office:value="5.8657" calcext:value-type="float">
            <text:p>5.8657</text:p>
          </table:table-cell>
          <table:table-cell/>
          <table:table-cell table:formula="of:=[.E9]+[.B9]" office:value-type="float" office:value="69.6537" calcext:value-type="float">
            <text:p>69.6537</text:p>
          </table:table-cell>
          <table:table-cell/>
          <table:table-cell table:formula="of:=[.G15]-[.E9]" office:value-type="float" office:value="68.1546" calcext:value-type="float">
            <text:p>68.1546</text:p>
          </table:table-cell>
          <table:table-cell/>
          <table:table-cell office:value-type="float" office:value="68.1159" calcext:value-type="float">
            <text:p>68.1159</text:p>
          </table:table-cell>
        </table:table-row>
        <table:table-row table:style-name="ro1">
          <table:table-cell office:value-type="string" calcext:value-type="string">
            <text:p>CH3_P</text:p>
          </table:table-cell>
          <table:table-cell office:value-type="float" office:value="64.2142" calcext:value-type="float">
            <text:p>64.2142</text:p>
          </table:table-cell>
          <table:table-cell/>
          <table:table-cell office:value-type="string" calcext:value-type="string">
            <text:p>3/OUT_P</text:p>
          </table:table-cell>
          <table:table-cell office:value-type="float" office:value="5.8576" calcext:value-type="float">
            <text:p>5.8576</text:p>
          </table:table-cell>
          <table:table-cell/>
          <table:table-cell table:formula="of:=[.E10]+[.B10]" office:value-type="float" office:value="70.0718" calcext:value-type="float">
            <text:p>70.0718</text:p>
          </table:table-cell>
          <table:table-cell/>
          <table:table-cell table:formula="of:=[.G15]-[.E10]" office:value-type="float" office:value="68.1627" calcext:value-type="float">
            <text:p>68.1627</text:p>
          </table:table-cell>
          <table:table-cell/>
          <table:table-cell office:value-type="float" office:value="68.1159" calcext:value-type="float">
            <text:p>68.11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4_N</text:p>
          </table:table-cell>
          <table:table-cell office:value-type="float" office:value="63.4822" calcext:value-type="float">
            <text:p>63.4822</text:p>
          </table:table-cell>
          <table:table-cell/>
          <table:table-cell office:value-type="string" calcext:value-type="string">
            <text:p>4/OUT_N</text:p>
          </table:table-cell>
          <table:table-cell office:value-type="float" office:value="9.9297" calcext:value-type="float">
            <text:p>9.9297</text:p>
          </table:table-cell>
          <table:table-cell/>
          <table:table-cell table:formula="of:=[.E12]+[.B12]" office:value-type="float" office:value="73.4119" calcext:value-type="float">
            <text:p>73.4119</text:p>
          </table:table-cell>
          <table:table-cell/>
          <table:table-cell table:formula="of:=[.G15]-[.E12]" office:value-type="float" office:value="64.0906" calcext:value-type="float">
            <text:p>64.0906</text:p>
          </table:table-cell>
          <table:table-cell/>
          <table:table-cell office:value-type="float" office:value="64.0984" calcext:value-type="float">
            <text:p>64.0984</text:p>
          </table:table-cell>
        </table:table-row>
        <table:table-row table:style-name="ro1">
          <table:table-cell office:value-type="string" calcext:value-type="string">
            <text:p>CH4_P</text:p>
          </table:table-cell>
          <table:table-cell office:value-type="float" office:value="63.9084" calcext:value-type="float">
            <text:p>63.9084</text:p>
          </table:table-cell>
          <table:table-cell/>
          <table:table-cell office:value-type="string" calcext:value-type="string">
            <text:p>4/OUT_P</text:p>
          </table:table-cell>
          <table:table-cell office:value-type="float" office:value="10.1119" calcext:value-type="float">
            <text:p>10.1119</text:p>
          </table:table-cell>
          <table:table-cell/>
          <table:table-cell table:formula="of:=[.E13]+[.B13]" office:value-type="float" office:value="74.0203" calcext:value-type="float">
            <text:p>74.0203</text:p>
          </table:table-cell>
          <table:table-cell/>
          <table:table-cell table:formula="of:=[.G15]-[.E13]" office:value-type="float" office:value="63.9084" calcext:value-type="float">
            <text:p>63.9084</text:p>
          </table:table-cell>
          <table:table-cell/>
          <table:table-cell office:value-type="float" office:value="63.9084" calcext:value-type="float">
            <text:p>63.90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ongest</text:p>
          </table:table-cell>
          <table:table-cell table:formula="of:=MAX([.G3:.G13])" office:value-type="float" office:value="74.0203" calcext:value-type="float">
            <text:p>74.02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7T19:30:26.103000000</meta:creation-date>
    <dc:date>2026-01-07T22:25:29.306000000</dc:date>
    <meta:editing-duration>PT2H55M</meta:editing-duration>
    <meta:editing-cycles>8</meta:editing-cycles>
    <meta:generator>LibreOffice/7.6.2.1$Windows_X86_64 LibreOffice_project/56f7684011345957bbf33a7ee678afaf4d2ba333</meta:generator>
    <meta:document-statistic meta:table-count="1" meta:cell-count="64" meta:object-count="0"/>
  </office:meta>
</office:document-meta>
</file>